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d033" officeooo:paragraph-rsid="0003d033"/>
    </style:style>
    <style:style style:name="P2" style:family="paragraph" style:parent-style-name="Standard">
      <style:text-properties fo:font-size="16pt" fo:font-weight="bold" officeooo:rsid="0003d033" officeooo:paragraph-rsid="0003d033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officeooo:rsid="0003d033" officeooo:paragraph-rsid="0003d033" style:font-size-asian="14pt" style:font-size-complex="14pt"/>
    </style:style>
    <style:style style:name="P4" style:family="paragraph" style:parent-style-name="Standard">
      <style:text-properties fo:font-size="14pt" fo:font-weight="normal" officeooo:rsid="0003d033" officeooo:paragraph-rsid="0003d033" style:font-size-asian="14pt" style:font-weight-asian="normal" style:font-size-complex="14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Curds:</text:p>
      <text:p text:style-name="P3">size,</text:p>
      <text:p text:style-name="P3">Category,</text:p>
      <text:p text:style-name="P3">Sub-Category,</text:p>
      <text:p text:style-name="P3">Products,</text:p>
      <text:p text:style-name="P3"/>
      <text:p text:style-name="P3">email functionality,</text:p>
      <text:p text:style-name="P3"/>
      <text:p text:style-name="P2">Front-End Integration :</text:p>
      <text:p text:style-name="P4">all pages integration with Laravel,</text:p>
      <text:p text:style-name="P4">all backend <text:s/>integration with front-end like (category, products,sub-category etc)</text:p>
      <text:p text:style-name="P4"/>
      <text:p text:style-name="P2">Simple Auth for Admin:</text:p>
      <text:p text:style-name="P4">jet stream auth,</text:p>
      <text:p text:style-name="P4">seeder of admin,</text:p>
      <text:p text:style-name="P4"/>
      <text:p text:style-name="P4"/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11:48:48.325859003</meta:creation-date>
    <dc:date>2023-07-04T11:57:05.528689854</dc:date>
    <meta:editing-duration>PT8M17S</meta:editing-duration>
    <meta:editing-cycles>1</meta:editing-cycles>
    <meta:document-statistic meta:table-count="0" meta:image-count="0" meta:object-count="0" meta:page-count="1" meta:paragraph-count="12" meta:word-count="34" meta:character-count="256" meta:non-whitespace-character-count="233"/>
    <meta:generator>LibreOffice/7.3.7.2$Linux_X86_64 LibreOffice_project/30$Build-2</meta:generator>
  </office:meta>
</office:document-meta>
</file>